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31a1" officeooo:paragraph-rsid="001731a1"/>
    </style:style>
    <style:style style:name="P2" style:family="paragraph" style:parent-style-name="Title">
      <style:text-properties style:font-name="times new roman" officeooo:rsid="001731a1" officeooo:paragraph-rsid="001731a1"/>
    </style:style>
    <style:style style:name="P3" style:family="paragraph" style:parent-style-name="Quotations">
      <style:paragraph-properties fo:margin-left="0cm" fo:margin-right="1cm" fo:text-indent="0cm" style:auto-text-indent="false"/>
      <style:text-properties officeooo:rsid="00232167" officeooo:paragraph-rsid="00234d3c"/>
    </style:style>
    <style:style style:name="P4" style:family="paragraph" style:parent-style-name="Quotations">
      <style:paragraph-properties fo:margin-left="0cm" fo:margin-right="1cm" fo:line-height="150%" fo:text-align="start" style:justify-single-word="false" fo:text-indent="0cm" style:auto-text-indent="false"/>
      <style:text-properties officeooo:paragraph-rsid="00238c9c"/>
    </style:style>
    <style:style style:name="P5" style:family="paragraph" style:parent-style-name="Standard">
      <style:paragraph-properties fo:line-height="150%"/>
      <style:text-properties style:font-name="Times new roman" fo:font-size="12pt" officeooo:paragraph-rsid="001731a1" style:font-size-asian="12pt" style:font-size-complex="12pt"/>
    </style:style>
    <style:style style:name="P6" style:family="paragraph" style:parent-style-name="Standard">
      <style:paragraph-properties fo:line-height="150%"/>
      <style:text-properties style:font-name="Times new roman" fo:font-size="12pt" officeooo:paragraph-rsid="000c0c78" style:font-size-asian="12pt" style:font-size-complex="12pt"/>
    </style:style>
    <style:style style:name="P7" style:family="paragraph" style:parent-style-name="Standard">
      <style:paragraph-properties fo:line-height="150%"/>
      <style:text-properties style:font-name="Times new roman" fo:font-size="12pt" officeooo:paragraph-rsid="001d6f52" style:font-size-asian="12pt" style:font-size-complex="12pt"/>
    </style:style>
    <style:style style:name="P8" style:family="paragraph" style:parent-style-name="Standard">
      <style:paragraph-properties fo:line-height="150%"/>
      <style:text-properties fo:font-size="12pt" officeooo:paragraph-rsid="001d6f52" style:font-size-asian="12pt" style:font-size-complex="12pt"/>
    </style:style>
    <style:style style:name="P9" style:family="paragraph" style:parent-style-name="Text_20_body">
      <style:paragraph-properties fo:line-height="150%"/>
      <style:text-properties style:font-name="times new roman" fo:font-size="12pt" officeooo:paragraph-rsid="00215bc9" style:font-size-asian="12pt" style:font-size-complex="12pt"/>
    </style:style>
    <style:style style:name="P10" style:family="paragraph" style:parent-style-name="Text_20_body">
      <style:paragraph-properties fo:line-height="150%"/>
      <style:text-properties style:font-name="times new roman" fo:font-size="12pt" officeooo:paragraph-rsid="00238c9c" style:font-size-asian="12pt" style:font-size-complex="12pt"/>
    </style:style>
    <style:style style:name="P11" style:family="paragraph" style:parent-style-name="Text_20_body">
      <style:paragraph-properties fo:line-height="150%"/>
      <style:text-properties style:font-name="times new roman" fo:font-size="12pt" officeooo:paragraph-rsid="0024089e" style:font-size-asian="12pt" style:font-size-complex="12pt"/>
    </style:style>
    <style:style style:name="P12" style:family="paragraph" style:parent-style-name="Text_20_body">
      <style:paragraph-properties fo:line-height="150%"/>
      <style:text-properties style:font-name="times new roman" fo:font-size="12pt" officeooo:paragraph-rsid="002c28a1" style:font-size-asian="12pt" style:font-size-complex="12pt"/>
    </style:style>
    <style:style style:name="P13" style:family="paragraph" style:parent-style-name="Text_20_body">
      <style:paragraph-properties fo:line-height="150%"/>
      <style:text-properties style:font-name="times new roman" fo:font-size="12pt" officeooo:rsid="00238c9c" officeooo:paragraph-rsid="00238c9c" style:font-size-asian="12pt" style:font-size-complex="12pt"/>
    </style:style>
    <style:style style:name="P14" style:family="paragraph" style:parent-style-name="Text_20_body">
      <style:paragraph-properties fo:line-height="150%"/>
      <style:text-properties style:font-name="times new roman" fo:font-size="12pt" officeooo:rsid="0023972e" officeooo:paragraph-rsid="0023972e" style:font-size-asian="12pt" style:font-size-complex="12pt"/>
    </style:style>
    <style:style style:name="P15" style:family="paragraph" style:parent-style-name="Text_20_body">
      <style:paragraph-properties fo:line-height="150%"/>
      <style:text-properties style:font-name="times new roman" fo:font-size="12pt" officeooo:rsid="0029b26d" officeooo:paragraph-rsid="0029b26d" style:font-size-asian="12pt" style:font-size-complex="12pt"/>
    </style:style>
    <style:style style:name="P16" style:family="paragraph" style:parent-style-name="Text_20_body">
      <style:paragraph-properties fo:line-height="150%"/>
      <style:text-properties style:font-name="times new roman" fo:font-size="12pt" officeooo:rsid="0029b26d" officeooo:paragraph-rsid="002b0c4b" style:font-size-asian="12pt" style:font-size-complex="12pt"/>
    </style:style>
    <style:style style:name="P17" style:family="paragraph" style:parent-style-name="Text_20_body">
      <style:paragraph-properties fo:line-height="150%"/>
      <style:text-properties style:font-name="times new roman" fo:font-size="12pt" officeooo:rsid="00307131" officeooo:paragraph-rsid="00307131" style:font-size-asian="12pt" style:font-size-complex="12pt"/>
    </style:style>
    <style:style style:name="P18" style:family="paragraph" style:parent-style-name="Text_20_body">
      <style:text-properties officeooo:paragraph-rsid="0023972e"/>
    </style:style>
    <style:style style:name="P19" style:family="paragraph" style:parent-style-name="Standard">
      <style:paragraph-properties fo:line-height="150%"/>
      <style:text-properties style:font-name="Times new roman" fo:font-size="12pt" style:text-underline-style="none" fo:font-weight="normal" officeooo:rsid="000f59e5" officeooo:paragraph-rsid="001d6f52" style:font-size-asian="12pt" style:font-weight-asian="normal" style:font-size-complex="12pt" style:font-weight-complex="normal"/>
    </style:style>
    <style:style style:name="P20" style:family="paragraph" style:parent-style-name="Standard">
      <style:paragraph-properties fo:line-height="115%"/>
      <style:text-properties style:font-name="Times new roman" fo:font-size="12pt" style:text-underline-style="none" fo:font-weight="normal" officeooo:rsid="001450f2" officeooo:paragraph-rsid="001d6f52" style:font-size-asian="12pt" style:font-weight-asian="normal" style:font-size-complex="12pt" style:font-weight-complex="normal"/>
    </style:style>
    <style:style style:name="P21" style:family="paragraph" style:parent-style-name="Heading_20_1">
      <style:text-properties officeooo:paragraph-rsid="00234d3c"/>
    </style:style>
    <style:style style:name="P22" style:family="paragraph" style:parent-style-name="Heading_20_1">
      <style:text-properties fo:color="#000000" loext:opacity="100%" style:font-name="times new roman" fo:font-size="18.2000007629395pt" fo:font-style="normal" style:text-underline-style="none" fo:font-weight="normal" officeooo:rsid="001e4996" style:font-name-asian="Noto Sans CJK SC" style:font-size-asian="18.2000007629395pt" style:font-style-asian="normal" style:font-weight-asian="normal" style:font-name-complex="Lohit Devanagari" style:font-size-complex="18.2000007629395pt" style:font-style-complex="normal" style:font-weight-complex="normal"/>
    </style:style>
    <style:style style:name="P23" style:family="paragraph" style:parent-style-name="Heading_20_1">
      <style:text-properties fo:color="#000000" loext:opacity="100%" style:font-name="times new roman" fo:font-style="normal" style:text-underline-style="none" fo:font-weight="normal" officeooo:rsid="001e4996" officeooo:paragraph-rsid="001e4996" style:font-style-asian="normal" style:font-weight-asian="normal" style:font-style-complex="normal" style:font-weight-complex="normal"/>
    </style:style>
    <style:style style:name="P24" style:family="paragraph" style:parent-style-name="Quotations">
      <style:text-properties fo:color="#000000" loext:opacity="100%" style:font-name="times new roman" fo:font-style="normal" style:text-underline-style="none" fo:font-weight="normal" officeooo:rsid="000d94ea" style:font-style-asian="normal" style:font-weight-asian="normal" style:font-style-complex="normal" style:font-weight-complex="normal"/>
    </style:style>
    <style:style style:name="P25" style:family="paragraph" style:parent-style-name="Text_20_body">
      <style:paragraph-properties fo:line-height="150%"/>
      <style:text-properties fo:color="#000000" loext:opacity="100%" style:font-name="times new roman" fo:font-size="12pt" fo:font-style="normal" style:text-underline-style="none" fo:font-weight="normal" officeooo:rsid="0024089e" officeooo:paragraph-rsid="0024089e" style:font-size-asian="12pt" style:font-style-asian="normal" style:font-weight-asian="normal" style:font-size-complex="12pt" style:font-style-complex="normal" style:font-weight-complex="normal"/>
    </style:style>
    <style:style style:name="P26" style:family="paragraph" style:parent-style-name="Text_20_body">
      <style:paragraph-properties fo:line-height="150%"/>
      <style:text-properties style:font-name="times new roman" fo:font-size="12pt" officeooo:rsid="00307131" officeooo:paragraph-rsid="00307131" style:font-size-asian="12pt" style:font-size-complex="12pt"/>
    </style:style>
    <style:style style:name="P27" style:family="paragraph" style:parent-style-name="Text_20_body">
      <style:paragraph-properties fo:line-height="150%"/>
      <style:text-properties style:font-name="times new roman" fo:font-size="12pt" officeooo:rsid="0032fe71" officeooo:paragraph-rsid="0032fe71" style:font-size-asian="12pt" style:font-size-complex="12pt"/>
    </style:style>
    <style:style style:name="P28" style:family="paragraph" style:parent-style-name="Text_20_body">
      <style:paragraph-properties fo:line-height="150%"/>
      <style:text-properties style:font-name="times new roman" fo:font-size="12pt" officeooo:rsid="0033b92d" officeooo:paragraph-rsid="0033b92d" style:font-size-asian="12pt" style:font-size-complex="12pt"/>
    </style:style>
    <style:style style:name="P29" style:family="paragraph" style:parent-style-name="Text_20_body">
      <style:text-properties officeooo:rsid="0036d49e" officeooo:paragraph-rsid="0036d49e"/>
    </style:style>
    <style:style style:name="T1" style:family="text">
      <style:text-properties officeooo:rsid="000c0c78"/>
    </style:style>
    <style:style style:name="T2" style:family="text">
      <style:text-properties fo:color="#000000" loext:opacity="100%" style:font-name="times new roman" fo:font-style="normal" style:text-underline-style="none" fo:font-weight="normal" style:font-style-asian="normal" style:font-weight-asian="normal" style:font-style-complex="normal" style:font-weight-complex="normal"/>
    </style:style>
    <style:style style:name="T3" style:family="text">
      <style:text-properties fo:color="#000000" loext:opacity="100%" style:font-name="times new roman" fo:font-style="normal" style:text-underline-style="none" fo:font-weight="normal" officeooo:rsid="000d94ea" style:font-style-asian="normal" style:font-weight-asian="normal" style:font-style-complex="normal" style:font-weight-complex="normal"/>
    </style:style>
    <style:style style:name="T4" style:family="text">
      <style:text-properties fo:color="#000000" loext:opacity="100%" style:font-name="times new roman" fo:font-style="normal" style:text-underline-style="none" fo:font-weight="normal" officeooo:rsid="001e4996" style:font-style-asian="normal" style:font-weight-asian="normal" style:font-style-complex="normal" style:font-weight-complex="normal"/>
    </style:style>
    <style:style style:name="T5" style:family="text">
      <style:text-properties fo:color="#000000" loext:opacity="100%" style:font-name="times new roman" fo:font-style="normal" style:text-underline-style="none" fo:font-weight="normal" officeooo:rsid="0027df25" style:font-style-asian="normal" style:font-weight-asian="normal" style:font-style-complex="normal" style:font-weight-complex="normal"/>
    </style:style>
    <style:style style:name="T6" style:family="text">
      <style:text-properties fo:color="#000000" loext:opacity="100%" style:font-name="times new roman" fo:font-style="normal" style:text-underline-style="none" fo:font-weight="normal" officeooo:rsid="00234d3c" style:font-style-asian="normal" style:font-weight-asian="normal" style:font-style-complex="normal" style:font-weight-complex="normal"/>
    </style:style>
    <style:style style:name="T7" style:family="text">
      <style:text-properties fo:color="#000000" loext:opacity="100%" style:font-name="times new roman" fo:font-style="normal" style:text-underline-style="none" fo:font-weight="normal" officeooo:rsid="00238c9c" style:font-style-asian="normal" style:font-weight-asian="normal" style:font-style-complex="normal" style:font-weight-complex="normal"/>
    </style:style>
    <style:style style:name="T8" style:family="text">
      <style:text-properties fo:color="#000000" loext:opacity="100%" style:font-name="times new roman" fo:font-style="normal" style:text-underline-style="none" fo:font-weight="normal" officeooo:rsid="001731a1" style:font-style-asian="normal" style:font-weight-asian="normal" style:font-style-complex="normal" style:font-weight-complex="normal"/>
    </style:style>
    <style:style style:name="T9" style:family="text">
      <style:text-properties fo:color="#000000" loext:opacity="100%" style:font-name="times new roman" fo:font-style="normal" style:text-underline-style="none" fo:font-weight="normal" officeooo:rsid="0023972e" style:font-style-asian="normal" style:font-weight-asian="normal" style:font-style-complex="normal" style:font-weight-complex="normal"/>
    </style:style>
    <style:style style:name="T10" style:family="text">
      <style:text-properties fo:color="#000000" loext:opacity="100%" style:font-name="times new roman" fo:font-style="normal" style:text-underline-style="none" fo:font-weight="normal" officeooo:rsid="002b0c4b" style:font-style-asian="normal" style:font-weight-asian="normal" style:font-style-complex="normal" style:font-weight-complex="normal"/>
    </style:style>
    <style:style style:name="T11" style:family="text">
      <style:text-properties fo:color="#000000" loext:opacity="100%" style:font-name="times new roman" fo:font-style="normal" style:text-underline-style="none" fo:font-weight="bold" style:font-style-asian="normal" style:font-weight-asian="bold" style:font-style-complex="normal" style:font-weight-complex="bold"/>
    </style:style>
    <style:style style:name="T12" style:family="text">
      <style:text-properties fo:color="#000000" loext:opacity="100%" style:font-name="times new roman" fo:font-style="normal" style:text-underline-style="none" fo:font-weight="bold" officeooo:rsid="001731a1" style:font-style-asian="normal" style:font-weight-asian="bold" style:font-style-complex="normal" style:font-weight-complex="bold"/>
    </style:style>
    <style:style style:name="T13" style:family="text">
      <style:text-properties fo:color="#000000" loext:opacity="100%" style:font-name="times new roman" fo:font-style="normal" style:text-underline-style="none" fo:font-weight="bold" officeooo:rsid="00238c9c" style:font-style-asian="normal" style:font-weight-asian="bold" style:font-style-complex="normal" style:font-weight-complex="bold"/>
    </style:style>
    <style:style style:name="T14" style:family="text">
      <style:text-properties fo:color="#000000" loext:opacity="100%" style:font-name="times new roman" fo:font-style="italic" style:text-underline-style="none" fo:font-weight="normal" style:font-style-asian="italic" style:font-weight-asian="normal" style:font-style-complex="italic" style:font-weight-complex="normal"/>
    </style:style>
    <style:style style:name="T15" style:family="text">
      <style:text-properties fo:color="#000000" loext:opacity="100%" style:font-name="times new roman" fo:font-size="12pt" fo:font-style="normal" style:text-underline-style="none" fo:font-weight="normal" officeooo:rsid="00238c9c" style:font-size-asian="12pt" style:font-style-asian="normal" style:font-weight-asian="normal" style:font-size-complex="12pt" style:font-style-complex="normal" style:font-weight-complex="normal"/>
    </style:style>
    <style:style style:name="T16" style:family="text">
      <style:text-properties fo:color="#000000" loext:opacity="100%" fo:font-style="normal" style:text-underline-style="none" fo:font-weight="normal" style:font-style-asian="normal" style:font-weight-asian="normal" style:font-style-complex="normal" style:font-weight-complex="normal"/>
    </style:style>
    <style:style style:name="T17" style:family="text">
      <style:text-properties fo:color="#000000" loext:opacity="100%" fo:font-style="normal" style:text-underline-style="none" fo:font-weight="normal" officeooo:rsid="0025ce28" style:font-style-asian="normal" style:font-weight-asian="normal" style:font-style-complex="normal" style:font-weight-complex="normal"/>
    </style:style>
    <style:style style:name="T18" style:family="text">
      <style:text-properties fo:color="#000000" loext:opacity="100%" fo:font-style="normal" style:text-underline-style="none" fo:font-weight="normal" officeooo:rsid="0026189f" style:font-style-asian="normal" style:font-weight-asian="normal" style:font-style-complex="normal" style:font-weight-complex="normal"/>
    </style:style>
    <style:style style:name="T19" style:family="text">
      <style:text-properties fo:color="#000000" loext:opacity="100%" fo:font-style="normal" style:text-underline-style="none" fo:font-weight="normal" officeooo:rsid="0024089e" style:font-style-asian="normal" style:font-weight-asian="normal" style:font-style-complex="normal" style:font-weight-complex="normal"/>
    </style:style>
    <style:style style:name="T20" style:family="text">
      <style:text-properties fo:color="#000000" loext:opacity="100%" fo:font-style="normal" style:text-underline-style="none" fo:font-weight="normal" officeooo:rsid="0027d0fb" style:font-style-asian="normal" style:font-weight-asian="normal" style:font-style-complex="normal" style:font-weight-complex="normal"/>
    </style:style>
    <style:style style:name="T21" style:family="text">
      <style:text-properties fo:color="#000000" loext:opacity="100%" fo:font-style="normal" style:text-underline-style="none" fo:font-weight="normal" officeooo:rsid="002c28a1" style:font-style-asian="normal" style:font-weight-asian="normal" style:font-style-complex="normal" style:font-weight-complex="normal"/>
    </style:style>
    <style:style style:name="T22" style:family="text">
      <style:text-properties fo:color="#000000" loext:opacity="100%" fo:font-style="normal" style:text-underline-style="none" fo:font-weight="normal" officeooo:rsid="002e0d0d" style:font-style-asian="normal" style:font-weight-asian="normal" style:font-style-complex="normal" style:font-weight-complex="normal"/>
    </style:style>
    <style:style style:name="T23" style:family="text">
      <style:text-properties fo:color="#000000" loext:opacity="100%" fo:font-style="normal" style:text-underline-style="none" fo:font-weight="normal" officeooo:rsid="00358666" style:font-style-asian="normal" style:font-weight-asian="normal" style:font-style-complex="normal" style:font-weight-complex="normal"/>
    </style:style>
    <style:style style:name="T24" style:family="text">
      <style:text-properties fo:color="#000000" loext:opacity="100%" fo:font-style="normal" style:text-underline-style="none" fo:font-weight="bold" style:font-style-asian="normal" style:font-weight-asian="bold" style:font-style-complex="normal" style:font-weight-complex="bold"/>
    </style:style>
    <style:style style:name="T25" style:family="text">
      <style:text-properties fo:color="#000000" loext:opacity="100%" fo:font-style="normal" style:text-underline-style="none" fo:font-weight="bold" officeooo:rsid="001731a1" style:font-style-asian="normal" style:font-weight-asian="bold" style:font-style-complex="normal" style:font-weight-complex="bold"/>
    </style:style>
    <style:style style:name="T26" style:family="text">
      <style:text-properties fo:color="#000000" loext:opacity="100%" fo:font-style="normal" style:text-underline-style="none" fo:font-weight="bold" officeooo:rsid="001e4996" style:font-style-asian="normal" style:font-weight-asian="bold" style:font-style-complex="normal" style:font-weight-complex="bold"/>
    </style:style>
    <style:style style:name="T27" style:family="text">
      <style:text-properties fo:color="#000000" loext:opacity="100%" fo:font-style="normal" style:text-underline-style="none" fo:font-weight="bold" officeooo:rsid="0024089e" style:font-style-asian="normal" style:font-weight-asian="bold" style:font-style-complex="normal" style:font-weight-complex="bold"/>
    </style:style>
    <style:style style:name="T28" style:family="text">
      <style:text-properties officeooo:rsid="000d94ea"/>
    </style:style>
    <style:style style:name="T29" style:family="text">
      <style:text-properties officeooo:rsid="00118ec5"/>
    </style:style>
    <style:style style:name="T30" style:family="text">
      <style:text-properties style:text-position="super 58%" style:font-name="Times new roman" style:text-underline-style="none" fo:font-weight="normal" officeooo:rsid="00118ec5" style:font-weight-asian="normal" style:font-weight-complex="normal"/>
    </style:style>
    <style:style style:name="T31" style:family="text">
      <style:text-properties fo:font-variant="normal" fo:text-transform="none" fo:color="#000000" loext:opacity="100%" fo:letter-spacing="normal" fo:font-style="normal" style:text-underline-style="none" fo:font-weight="normal" style:font-weight-asian="normal" style:font-weight-complex="normal"/>
    </style:style>
    <style:style style:name="T32" style:family="text">
      <style:text-properties fo:font-variant="normal" fo:text-transform="none" fo:color="#000000" loext:opacity="100%" fo:letter-spacing="normal" fo:font-style="normal" style:text-underline-style="none" fo:font-weight="normal" officeooo:rsid="001a9a3e" style:font-weight-asian="normal" style:font-weight-complex="normal"/>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118ec5" style:font-weight-asian="normal" style:font-weight-complex="normal"/>
    </style:style>
    <style:style style:name="T35" style:family="text">
      <style:text-properties style:text-underline-style="none" fo:font-weight="normal" officeooo:rsid="000d94ea" style:font-weight-asian="normal" style:font-weight-complex="normal"/>
    </style:style>
    <style:style style:name="T36" style:family="text">
      <style:text-properties style:text-underline-style="none" fo:font-weight="normal" officeooo:rsid="000f59e5" style:font-weight-asian="normal" style:font-weight-complex="normal"/>
    </style:style>
    <style:style style:name="T37" style:family="text">
      <style:text-properties style:text-underline-style="none" fo:font-weight="normal" officeooo:rsid="0018da8a" style:font-weight-asian="normal" style:font-weight-complex="normal"/>
    </style:style>
    <style:style style:name="T38" style:family="text">
      <style:text-properties style:text-underline-style="none" fo:font-weight="normal" officeooo:rsid="001c0430" style:font-weight-asian="normal" style:font-weight-complex="normal"/>
    </style:style>
    <style:style style:name="T39" style:family="text">
      <style:text-properties fo:font-style="italic" style:text-underline-style="none" fo:font-weight="normal" style:font-weight-asian="normal" style:font-weight-complex="normal"/>
    </style:style>
    <style:style style:name="T40" style:family="text">
      <style:text-properties officeooo:rsid="001731a1"/>
    </style:style>
    <style:style style:name="T41" style:family="text">
      <style:text-properties style:font-name="Times new roman" style:text-underline-style="none" fo:font-weight="normal" officeooo:rsid="000f59e5" style:font-weight-asian="normal" style:font-weight-complex="normal"/>
    </style:style>
    <style:style style:name="T42" style:family="text">
      <style:text-properties style:font-name="Times new roman" style:text-underline-style="none" fo:font-weight="normal" officeooo:rsid="00118ec5" style:font-weight-asian="normal" style:font-weight-complex="normal"/>
    </style:style>
    <style:style style:name="T43" style:family="text">
      <style:text-properties style:font-name="Times new roman" style:text-underline-style="none" fo:font-weight="normal" officeooo:rsid="0012cb60" style:font-weight-asian="normal" style:font-weight-complex="normal"/>
    </style:style>
    <style:style style:name="T44" style:family="text">
      <style:text-properties style:font-name="Times new roman" style:text-underline-style="none" fo:font-weight="normal" officeooo:rsid="001d6f52" style:font-weight-asian="normal" style:font-weight-complex="normal"/>
    </style:style>
    <style:style style:name="T45" style:family="text">
      <style:text-properties style:font-name="Times new roman" style:text-underline-style="none" fo:font-weight="normal" officeooo:rsid="001450f2" style:font-weight-asian="normal" style:font-weight-complex="normal"/>
    </style:style>
    <style:style style:name="T46" style:family="text">
      <style:text-properties officeooo:rsid="0018da8a"/>
    </style:style>
    <style:style style:name="T47" style:family="text">
      <style:text-properties fo:font-weight="bold" style:font-weight-asian="bold" style:font-weight-complex="bold"/>
    </style:style>
    <style:style style:name="T48" style:family="text">
      <style:text-properties fo:font-weight="bold" officeooo:rsid="002e0d0d" style:font-weight-asian="bold" style:font-weight-complex="bold"/>
    </style:style>
    <style:style style:name="T49" style:family="text">
      <style:text-properties officeooo:rsid="002e0d0d"/>
    </style:style>
    <style:style style:name="T50" style:family="text">
      <style:text-properties officeooo:rsid="003106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ape 1 : Phase initiale</text:p>
      <text:p text:style-name="P24"/>
      <text:p text:style-name="P3"><text:span text:style-name="T3">U</text:span><text:span text:style-name="T2">ne ontologie permet la modélisation d’un ensemble de connaissances dans un domaine donné. </text:span><text:span text:style-name="T6">Une ontologie est constituée d’</text:span><text:span text:style-name="T5">individus, </text:span><text:span text:style-name="T6">de classes et de propriétés. Le langage utilisé pour une ontologie est généralement OWL.</text:span></text:p>
      <text:h text:style-name="P21" text:outline-level="1"><text:span text:style-name="T3">C</text:span><text:span text:style-name="T2">hoix et description du sujet</text:span></text:h>
      <text:p text:style-name="P5"><text:span text:style-name="T40"><text:tab/>Le domaine de la littérature est vaste, nous n’avons choisi qu’un pan de celle-ci : l</text:span><text:span text:style-name="T1">es littératures de l'imaginaire. </text:span><text:span text:style-name="T40">S</text:span><text:span text:style-name="T1">tyle de récit faisant partie de la littérature </text:span><text:span text:style-name="T28">fictionnelle (à la différence de la littérature scientifique par exemple), </text:span><text:span text:style-name="T40">l</text:span>a division des genres dans ce type de littérature n'est pas la même en fonction de la langue concernée mais tous les écrits <text:span text:style-name="T29">appartenant aux</text:span> littératures de l'imaginaire on un point commun : leur action fait intervenir des éléments que l'on ne pourrait <text:span text:style-name="T28">pas</text:span> retrouver dans notre réalité. Les littératures de l'imaginaire se distingue<text:span text:style-name="T28">nt</text:span> des littératures réalistes : ces dernières sont aussi des fictions pourtant elle nous apparaissent vraisemblables. <text:span text:style-name="T40">En choisissant un domaine de la littérature, nous choisissons un domaine ayant quelques branches (science-fiction, gothique, fantastique, fantasy, </text:span><text:span text:style-name="T46">horreur</text:span><text:span text:style-name="T40">) mais aussi de multiples propriétés (date de publication, titre) et des liens (une maison d’édition a édité tel livre, un auteur a écrit tel autre, etc.)</text:span></text:p>
      <text:p text:style-name="P6"/>
      <text:p text:style-name="P7"><text:span text:style-name="T37"><text:tab/>Comme indiqué, la répartition des genres dans les littératures de l’imaginaire divergent selon la culture. Nous avons choisi les littératures de l’imaginaire hispanophones et francophones. </text:span><text:span text:style-name="T34">Dans le monde hispanophone, on ne parle pas de littératures de l’imaginaire mais de littérature fantastique. Le fantastique englobe à lui seul plusieurs genres : la science-fiction, le gothique, l’horreur, la fantaisie épique, la fantaisie des mondes parallèles, entre autres. </text:span><text:span text:style-name="T35">La scie</text:span><text:span text:style-name="T33">nce-fiction est une division de la littérature fantastique, mais elle a aussi des aspects de la littérature </text:span><text:span text:style-name="T35">réaliste</text:span><text:span text:style-name="T33">. C'est comme un hybride. </text:span><text:span text:style-name="T31">En Amérique latine le courant principal de la littérature, comme en Espagne, tend à être "le réaliste", cependant, tout au long du XXe siècle se répandit la culture d'une littérature fantastique qui, selon la région ou l'auteur, selon la certaines spécificités relatives au contexte de son apparition, a reçu de nombreux noms: fantastique, réalisme magique, réel-merveilleux, néo-fantastique. La plupart de ceux reconnus comme de grands écrivains latino-américains du XXe siècle ont pratiqué une littérature détachée du réalis</text:span><text:span text:style-name="T32">me</text:span><text:span text:style-name="T31">. Par exemple, La Casa Tomada nous présente quelques frères qui doivent quitter leur maison, puisqu'elle a été prise, sans que cela mérite aucune explication de la </text:span><text:soft-page-break/><text:span text:style-name="T31">part du narrateur ou ébranle la vision du monde des les personnages de l'histoire. Le néo-fantastique est également lié au soi-disant «réalisme magique», qui était le dénominateur commun de nombreux écrivains du boom hispano-américain, et qui a ses principales références dans Jorge Luis Borges (prédécesseur de l'espagnol- American boom) avec ses compilations d'histoires liées par des thèmes communs tels que les rêves, les labyrinthes, la philosophie, les bibliothèques, les miroirs, les auteurs fictifs et la mythologie européenne. Les œuvres de Borges ont largement contribué à la littérature philosophique et au genre fantastique, et marquent, selon de nombreux critiques, le début du mouvement du réalisme magique dans la littérature hispano-américaine du XXe siècle et de Gabriel García Marquez avec son roman "Cent ans de solitude". Cette littérature est également connue sous le nom de littérature fantastique, bien que la classification en Amérique latine et en Espagne ne soit pas une définition précise. </text:span><text:span text:style-name="T33">Les littératures de l'imaginaire francophones incluent généralement : </text:span><text:span text:style-name="T35">la fantasy, la science-fiction, et le fantastique </text:span><text:span text:style-name="T38">(cette fois-ci, il s’agit bien d’un genre à part entière)</text:span><text:span text:style-name="T35">.</text:span><text:span text:style-name="T33"> </text:span><text:span text:style-name="T35">L’anticipation </text:span><text:span text:style-name="T33">est souvent considérée comme un genre, à tord ; il s'agit d'un sous-genre de la </text:span><text:span text:style-name="T35">science-fiction</text:span><text:span text:style-name="T33">. Le degré de référence à notre réalité diverge d'un genre à l'autre. Là où la </text:span><text:span text:style-name="T35">fantasy</text:span><text:span text:style-name="T33"> laisse évoluer les personnages dans un monde et une société </text:span><text:span text:style-name="T35">nouvelles</text:span><text:span text:style-name="T33">, le </text:span><text:span text:style-name="T35">fantastique </text:span><text:span text:style-name="T33">fait généralement référence à notre monde mais des phénomènes paranormaux s'y produisent. Quant à la </text:span><text:span text:style-name="T35">science-fiction</text:span><text:span text:style-name="T33">, elle se divise en plusieurs sous-genres dont les plus connus sont : </text:span><text:span text:style-name="T35">l’anticipation, la dystopie. </text:span><text:span text:style-name="T33">Les origines des littératures de l'imaginaire francophones se trouvent probablement au Moyen Âge, période à laquelle les premiers écrits en ancien puis moyen français apparaissent. On distingue trois matières qui n'ont pas eu la même portée au fil des siècles : la matière de France, la matière de Rome, et la matière de Bretagne. La légende du Roi Arthur, appartenant à cette dernière catégorie, est sans doute la légende la plus prolifique du genre merveilleux. Repris au XIIème dans des romans de chevalerie, elle n'a certes pas à ses débuts la forme qu'elle connait dans nos esprits de nos jours. Les romans sur la légende du Roi Arthur ne sont alors que la manifestation des idéaux chrétien et chevaleresque. Destinés à amuser une noblesse en construction qui s'ennuie à la cour et cherche à se distraire, ils tracent également un véritable art d'aimer. Légende très prolifique comme indiquée, mais seulement au Moyen Âge et de nouveau au XXème siècle ; on évoquera à cet effet le roman de Barjavel, </text:span><text:span text:style-name="T39">L'Enchanteur</text:span><text:span text:style-name="T33">, qui se veut réinterprétation de la légende Arthurienne et qui reprend différents éléments des romans médiévaux à ce sujet. La Renaissance et l'époque moderne connaissent un déclin d'intérêt pour ce genre de récit, </text:span><text:span text:style-name="T36">aussi aucun exemple ne peut être fourni pour cette période. </text:span></text:p>
      <text:p text:style-name="P19"/>
      <text:p text:style-name="P8"><text:soft-page-break/><text:span text:style-name="T41"><text:tab/></text:span><text:span text:style-name="T42">L’anthologie ne laissera pas apparaître les origines de ces littératures pour éviter tout anachronisme (en effet, les divisions utilisées entre genres et sous-genres n’ont pas toujours été les mêmes). Seuls les récits du XX</text:span><text:span text:style-name="T30">ème</text:span><text:span text:style-name="T42"> et XXI</text:span><text:span text:style-name="T30">ème</text:span><text:span text:style-name="T42"> siècle y seront inclus. </text:span><text:span text:style-name="T43">Voici ci-dessous un schéma réalisé pour matérialiser l’idée que nous nous faisons de la classification utilisée. A ceci-près que les flèches n’indiquent pas les relations (par exemple un livre « a » un titre </text:span><text:span text:style-name="T44">et</text:span><text:span text:style-name="T43"> « a été écrit par » un auteur). Le schéma ci-dessous ne représente les choses que d’un seul point de vue : un auteur n’est pas une sous-catégorie du livre mais bien une catégorie à part entière dans l’anthologie puisqu’un auteur n’est pas intrinsèquement lié à un seul livre. Il peut avoir écrit d’autres livres, il peut avoir réalisé d’autres choses. </text:span><text:span text:style-name="T45">De même pour les catégories de littératures.</text:span></text:p>
      <text:p text:style-name="P20"/>
      <text:h text:style-name="P22" text:outline-level="1">Définition du domaine et de sa portée</text:h>
      <text:p text:style-name="P4"><text:span text:style-name="T6">« Nous envisageons l’outil comme un moyen permettant d'obtenir un résultat correspondant à la mise en œuvre d’un service. »</text:span><text:span text:style-name="T6"><text:note text:id="ftn1" text:note-class="footnote"><text:note-citation>1</text:note-citation><text:note-body><text:p text:style-name="Footnote"><text:a xlink:type="simple" xlink:href="https://hal.archives-ouvertes.fr/hal-01839619/document" text:style-name="Internet_20_link" text:visited-style-name="Visited_20_Internet_20_Link">https://hal.archives-ouvertes.fr/hal-01839619/document</text:a></text:p></text:note-body></text:note></text:span><text:span text:style-name="T6"> </text:span><text:span text:style-name="T7">Cette phrase, extraite d’un document sur l’ontologie Oogo nous permet d’introduire notre démarche. Nous considérons l’ontologie en construction comme un moyen pour une librairie par exemple d’accéder à l’ensemble des livres relevant des littératures de l’imaginaire. On se représente très bien un client n’ayant pas idée du livre qu’il souhaite lire mais ayant l’envie de plonger dans un monde imaginaire : notre ontologie permettrait de le faire. </text:span></text:p>
      <text:h text:style-name="P23" text:outline-level="1">Questions de compétence</text:h>
      <text:p text:style-name="P29"><text:span text:style-name="T4">M</text:span><text:span text:style-name="T2">inimum 5 ou 6 questions de compétence. </text:span></text:p>
      <text:p text:style-name="P18"><text:span text:style-name="T4">N</text:span><text:span text:style-name="T9">ous nous inspirons des questions de compétence posées par Sylvie Despres dans le document précédemment cité. </text:span><text:span text:style-name="T15">Nous avons identifié un domaine : les littératures de l’imaginaire. Nous pouvons lister les éléments qui vont intervenir dans ce type d’ontologie : livre, auteur, maison d’édition, date de publication, titre, lieu de publication, genre, parmi d’autres. </text:span></text:p>
      <text:p text:style-name="P10"><text:span text:style-name="T12">Question </text:span><text:span text:style-name="T13">1 :</text:span><text:span text:style-name="T8"> </text:span><text:span text:style-name="T7">De quelle manière ces différents éléments sont-ils liés ?</text:span></text:p>
      <text:p text:style-name="P10"><text:span text:style-name="T13">Question 2</text:span><text:span text:style-name="T7"> : Quel est l’outil le mieux adapt</text:span><text:span text:style-name="T23">é</text:span><text:span text:style-name="T7"> à la représentation de ces éléments ?</text:span><text:span text:style-name="T8"> </text:span></text:p>
      <text:p text:style-name="P13"><text:span text:style-name="T8">N</text:span><text:span text:style-name="T2">ous choisissons de représenter les liens liant ces éléments par une ontologie. </text:span></text:p>
      <text:p text:style-name="P13"><text:span text:style-name="T11">Question 3</text:span><text:span text:style-name="T2"> : Une telle ontologie existe-t-elle déjà ?</text:span></text:p>
      <text:p text:style-name="P14"><text:soft-page-break/><text:span text:style-name="T11">Question 4</text:span><text:span text:style-name="T2"> : Quel vocabulaire utiliser ?</text:span></text:p>
      <text:p text:style-name="P15"><text:span text:style-name="T2">Nous choisissons un vocabulaire commun. Par exemple lors de la présentation du sujet, nous avons parlé du genre nommé </text:span><text:span text:style-name="T14">fantasy</text:span><text:span text:style-name="T2">. Ce terme est en effet bien plus utilisé que son équivalent français (</text:span><text:span text:style-name="T14">merveilleux</text:span><text:span text:style-name="T2">) qui s’utilise davantage lorsqu’on utilise un vocabulaire universitaire. </text:span><text:span text:style-name="T10">On peut se poser la question suivante :</text:span></text:p>
      <text:p text:style-name="P16"><text:span text:style-name="T12">Question 3</text:span><text:span text:style-name="T8"> : Est-il possible de traduire automatiquement les cartes obtenues au format OWL ? </text:span></text:p>
      <text:p text:style-name="P25">Nous nous mettons dans la peau d’un lecteur. </text:p>
      <text:p text:style-name="P11"><text:span text:style-name="T26">Q</text:span><text:span text:style-name="T27">uestion 5</text:span><text:span text:style-name="T19"> : Par quel bout le problème doit-il être pris </text:span><text:span text:style-name="T17">de telle manière qu’un lecteur cherchant un livre </text:span><text:span text:style-name="T18">parmi</text:span><text:span text:style-name="T17"> les littératures de l’imaginaire puisse le trouver facilement</text:span><text:span text:style-name="T19"> ? N</text:span><text:span text:style-name="T20">ous pourrions également formuler la question de la manière suivante : quels choix de représentation doivent être faits pour réaliser une ontologie facile d’utilisation ?</text:span></text:p>
      <text:p text:style-name="P15"><text:span text:style-name="T25">Q</text:span><text:span text:style-name="T24">uestion 6</text:span><text:span text:style-name="T16"> : </text:span><text:span text:style-name="T21">Comment nous assurer que les choix faits soient les bons ?</text:span></text:p>
      <text:p text:style-name="P12"><text:span text:style-name="T21">Nous pouvons imaginer ici que nous mettons notre </text:span><text:span text:style-name="T22">ontologie</text:span><text:span text:style-name="T21"> à dispositions de quelques personnes pour voir s’ils arrivent à s’y retrouver. </text:span><text:span text:style-name="T22">Pour ce faire, nous devons nous poser la question suivante : </text:span></text:p>
      <text:p text:style-name="P9"><text:span text:style-name="T47">Question </text:span><text:span text:style-name="T48">7</text:span> : <text:span text:style-name="T49">Quel outil est le mieux adapt</text:span><text:span text:style-name="T50">é</text:span><text:span text:style-name="T49"> à la visualisation de notre ontologie sur les littératures de l’imaginaire ?</text:span> </text:p>
      <text:p text:style-name="P17">Et son corollaire : </text:p>
      <text:p text:style-name="P17"><text:span text:style-name="T47">Question 8 </text:span>: Quelles actions doit-on mettre en œuvre lors de l’utilisation de notre ontologie pour la visualiser au mieux ?</text:p>
      <text:p text:style-name="P17"/>
      <text:p text:style-name="P27">Type de question que l’on se pose au début. </text:p>
      <text:p text:style-name="P27">L’idée des questions de compétence dans le vn :</text:p>
      <text:p text:style-name="P27">Ce vin va-t-il être utilisé pour un restaurant ?</text:p>
      <text:p text:style-name="P27">Ce vin est-il fait pour être commercialisé ? </text:p>
      <text:p text:style-name="P27">Cette ontologie est-elle réalisée pour la création du vin ? </text:p>
      <text:p text:style-name="P28">Définir les limites du domain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31a1" officeooo:paragraph-rsid="001731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a Armenta _ Alexane Jouglar</text:p>
        <text:p text:style-name="MP1">Web sémantique et big data</text:p>
        <text:p text:style-name="MP1">Master1 Langue &amp; Informatiqu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8:32:54.498753547</meta:creation-date>
    <dc:date>2021-03-22T11:55:21.152092061</dc:date>
    <meta:editing-duration>PT2H33M24S</meta:editing-duration>
    <meta:editing-cycles>39</meta:editing-cycles>
    <meta:generator>LibreOffice/7.0.4.2$Linux_X86_64 LibreOffice_project/00$Build-2</meta:generator>
    <meta:document-statistic meta:table-count="0" meta:image-count="0" meta:object-count="0" meta:page-count="4" meta:paragraph-count="35" meta:word-count="1489" meta:character-count="9554" meta:non-whitespace-character-count="8082"/>
  </office:meta>
</office:document-meta>
</file>